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Why communication</text:p>
        </text:list-item>
      </text:list>
      <text:p text:style-name="trascrizione"><text:s/>Imagine humanity as a bunch of people living at the bottom of a cave. They are all chained, feet and neck, and they are facing a blank wall. All they see are shadows projected on the wall of the cave, of which they do not know the origin. This is their life, day and night, night and day, day after day. A bit boring isn’t it? You may think this is an exaggeration, but it’s not. How many people do you know that actually live like that, day by day busy in something they do not really get the point of? But one<text:s/>day – one day – something important happens. One of them turns. He literally “converts”, a word that comes from Latin and means “turn around completely”. Please do not underestimate this move: it takes courage to put into question all you have done up to<text:s/>a certain point and see if things, everything, can be different. It actually takes pain and rage. It is so difficult that Plato, the author of the story we are telling, says that we have to suppose that someone actually “drags” this person out of the cave.<text:s/>And at every turn of the path, something blinds him and scares him. So this person gets out of the cave. In doing so, he discovers the origin of the shadows he used to see projected on the wall: they are caused by objects being carried by people in front<text:s/>of a fire. And out of the cave… there is light. The light of the sun. At first he cannot see well, but then it all comes to him, the whole beauty of it. And what does he do then? What would you do, if you were him? Being good-hearted, he goes all the way back to the other inmates. He goes down and tells them “Hey, you know what? Outside, there are incredible things! This is not life, that you are living! I can explain it all to you, just listen to me…”. And what do you think that happened? Do you think they<text:s/>listened to him and said: “Oh, you’re right, let’s leave our nice comfort zone and see what else is there, thank you so much for calling us…”. From our point of view this is the only sane thing to do, but it is because we see the whole picture: the cave…<text:s/>the sun… From their point of view, this is super hard. They need to “convert” – and it’s not easy at all. So, let us, Plato, tell us the end of the story: Socrates, the main storyteller, says: “Now if once again, along with those who had remained shackled<text:s/>there, the freed person had to engage in the business of asserting and maintaining opinions about the shadows […] would he not then he be exposed to ridicule down there? And would they not let him know that he had gone up but only in order to come back down into the<text:s/><text:soft-page-break/>cave with his eyes ruined - and thus it certainly does not pay to go up.” “And if they can get hold of this person who takes it in hand to free them from their chains and to lead them up, and if they could kill him, will they not actually kill him?" Will they not kill him? And Glaucon, the second character, obediently answers: “Yes, they certainly will”. But, why did I recall this beautiful story? Because, in my opinion, it tells us something about why it is important – and good – to work at improving our communication skills. Because it is not enough, it is not enough, to have a good news to tell: a good project idea, a good CV, good scientific results, an opportunity, or whatever… You also need to know how to tell it. You also need to shape it the right way for the right people. If you want them to really listen and have a chance. And this does not mean to cheat, it just means to move from the cave to the light of the sun. Welcome to this cour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2:59:00Z</meta:creation-date>
    <dc:date>2020-08-18T12:59:00Z</dc:date>
    <meta:template xlink:href="Normal.dotm" xlink:type="simple"/>
    <meta:editing-cycles>2</meta:editing-cycles>
    <meta:editing-duration>PT0S</meta:editing-duration>
    <meta:document-statistic meta:page-count="2" meta:paragraph-count="7" meta:word-count="540" meta:character-count="3616" meta:row-count="25" meta:non-whitespace-character-count="3083"/>
  </office:meta>
</office:document-meta>
</file>